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Preformatted_20_Text">
      <style:paragraph-properties fo:margin-top="0in" fo:margin-bottom="0.0402in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5" style:family="paragraph" style:parent-style-name="Preformatted_20_Text">
      <style:paragraph-properties fo:margin-top="0in" fo:margin-bottom="0.0402in" fo:text-align="end" style:justify-single-word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6" style:family="paragraph" style:parent-style-name="Preformatted_20_Text">
      <style:paragraph-properties fo:margin-top="0in" fo:margin-bottom="0.0402in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P7" style:family="paragraph" style:parent-style-name="Preformatted_20_Text">
      <style:paragraph-properties fo:margin-top="0in" fo:margin-bottom="0.0402in" fo:text-align="end" style:justify-single-word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P8" style:family="paragraph" style:parent-style-name="Preformatted_20_Text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P9" style:family="paragraph" style:parent-style-name="Footer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P10" style:family="paragraph" style:parent-style-name="Preformatted_20_Text" style:master-page-name="First_20_Page">
      <style:paragraph-properties style:page-number="auto"/>
    </style:style>
    <style:style style:name="fr1" style:family="graphic" style:parent-style-name="Frame">
      <style:graphic-properties fo:margin-top="0in" fo:margin-bottom="0in" style:print-content="false" style:protect="content size position" style:vertical-pos="top" style:vertical-rel="baseline" style:horizontal-pos="center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9208in" style:rel-column-width="38377*"/>
    </style:style>
    <style:style style:name="Table1.B" style:family="table-column">
      <style:table-column-properties style:column-width="0.7319in" style:rel-column-width="7166*"/>
    </style:style>
    <style:style style:name="Table1.C" style:family="table-column">
      <style:table-column-properties style:column-width="0.3826in" style:rel-column-width="3746*"/>
    </style:style>
    <style:style style:name="Table1.D" style:family="table-column">
      <style:table-column-properties style:column-width="1.6597in" style:rel-column-width="1624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-left="none" fo:border-right="none" fo:border-top="0.0007in solid #000000" fo:border-bottom="none"/>
    </style:style>
    <style:style style:name="Table1.A3" style:family="table-cell">
      <style:table-cell-properties style:vertical-align="bottom" fo:padding="0.0382in" fo:border="none"/>
    </style:style>
    <style:style style:name="Table1.A8" style:family="table-cell">
      <style:table-cell-properties style:vertical-align="bottom" fo:padding="0.0382in" fo:border-left="none" fo:border-right="none" fo:border-top="none" fo:border-bottom="0.0007in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fo:padding="0.0382in" fo:border-left="none" fo:border-right="none" fo:border-top="0.0007in solid #000000" fo:border-bottom="none"/>
    </style:style>
    <style:style style:name="Table2.A2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2" style:family="paragraph" style:parent-style-name="Frame_20_contents">
      <style:paragraph-properties fo:text-align="end" style:justify-single-word="false"/>
    </style:style>
    <style:style style:name="MP3" style:family="paragraph" style:parent-style-name="Table_20_Contents"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4" style:family="paragraph" style:parent-style-name="Preformatted_20_Text">
      <style:paragraph-properties fo:margin-top="0in" fo:margin-bottom="0.0402in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Preformatted_20_Text">
      <style:paragraph-properties fo:margin-top="0in" fo:margin-bottom="0.0402in" fo:text-align="end" style:justify-single-word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6" style:family="paragraph" style:parent-style-name="Preformatted_20_Text">
      <style:paragraph-properties fo:margin-top="0in" fo:margin-bottom="0.0402in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MP7" style:family="paragraph" style:parent-style-name="Preformatted_20_Text">
      <style:paragraph-properties fo:margin-top="0in" fo:margin-bottom="0.0402in" fo:text-align="end" style:justify-single-word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MP9" style:family="paragraph" style:parent-style-name="Footer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Mfr1" style:family="graphic" style:parent-style-name="Frame">
      <style:graphic-properties fo:margin-top="0in" fo:margin-bottom="0in" style:print-content="false" style:protect="content size position" style:vertical-pos="top" style:vertical-rel="baseline" style:horizontal-pos="center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25in" fo:margin-bottom="0.2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25in" fo:margin-bottom="0.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1"><draw:a xlink:type="simple" xlink:href="" office:name="image: asimage(company.logo)"><draw:frame draw:style-name="Mfr1" draw:name="image: asimage(user.company_id.logo, 0, 120,40)" text:anchor-type="as-char" svg:width="0.7902in" svg:height="0.2in" draw:z-index="0"><draw:text-box><text:p text:style-name="MP2"/></draw:text-box></draw:frame></draw:a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3"/>
            </table:table-cell>
            <table:table-cell table:style-name="Table1.A2" office:value-type="string">
              <text:p text:style-name="MP3"/>
            </table:table-cell>
            <table:table-cell table:style-name="Table1.A2" table:number-columns-spanned="2" office:value-type="string">
              <text:p text:style-name="MP4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table:number-columns-spanned="2" office:value-type="string">
              <text:p text:style-name="MP4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Table_20_Contents"/>
            </table:table-cell>
            <table:table-cell table:style-name="Table1.A3" office:value-type="string">
              <text:p text:style-name="MP3"/>
            </table:table-cell>
            <table:table-cell table:style-name="Table1.A3" table:number-columns-spanned="2" office:value-type="string">
              <text:p text:style-name="MP4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Tel: </text:p>
            </table:table-cell>
            <table:table-cell table:style-name="Table1.A3" office:value-type="string">
              <text:p text:style-name="MP5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Fax:</text:p>
            </table:table-cell>
            <table:table-cell table:style-name="Table1.A3" office:value-type="string">
              <text:p text:style-name="MP5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Web:</text:p>
            </table:table-cell>
            <table:table-cell table:style-name="Table1.A3" office:value-type="string">
              <text:p text:style-name="MP5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6">Via 4 Spine GmbH Am Holzweg 26, 65830 Kriftel</text:p>
            </table:table-cell>
            <table:table-cell table:style-name="Table1.A3" office:value-type="string">
              <text:p text:style-name="MP3"/>
            </table:table-cell>
            <table:table-cell table:style-name="Table1.A8" office:value-type="string">
              <text:p text:style-name="MP6">Mail:</text:p>
            </table:table-cell>
            <table:table-cell table:style-name="Table1.A8" office:value-type="string">
              <text:p text:style-name="MP7"><text:text-input text:description="&lt;company.partner_id.address[0].email&gt;">company.partner_id.address[0].email</text:text-input></text:p>
            </table:table-cell>
          </table:table-row>
        </table:table>
        <text:p text:style-name="Standard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8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9">Sparkasse Pfrozheim Calw. Kto.: 7201109 BLZ: 66650085, USt.-ID: DE255709189 IBAN DE 69 666 500 85 0007 2011 09 / BIC PZHSDE 66 XXX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dc:date>2013-07-23T12:38:55</dc:date>
    <meta:editing-duration>PT4H22M20S</meta:editing-duration>
    <meta:editing-cycles>55</meta:editing-cycles>
    <meta:document-statistic meta:table-count="2" meta:image-count="0" meta:object-count="0" meta:page-count="1" meta:paragraph-count="15" meta:word-count="47" meta:character-count="529"/>
  </office:meta>
</office:document-meta>
</file>